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ase64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Base64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Base64HolderEx.JavaBase64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Base64HolderEx.set_tex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Base64HolderEx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ase64HolderEx.validateValue( byte [ ] v , SchemaType sType , Validation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avaBase64HolderEx.set_ByteArray( byte [ ]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